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8.202cm" style:rel-column-width="35340*"/>
    </style:style>
    <style:style style:name="Tableau1.B" style:family="table-column">
      <style:table-column-properties style:column-width="7.008cm" style:rel-column-width="30195*"/>
    </style:style>
    <style:style style:name="Tableau1.1" style:family="table-row">
      <style:table-row-properties style:min-row-height="3.519cm" style:keep-together="true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/>
    </style:style>
    <style:style style:name="P7" style:family="paragraph" style:parent-style-name="Standard">
      <style:paragraph-properties style:text-autospace="none"/>
      <style:text-properties style:font-name="Ari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9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  <style:text-properties style:font-name="Arial"/>
    </style:style>
    <style:style style:name="P20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fo:margin-left="8.229cm" fo:margin-right="0cm" fo:margin-top="0.176cm" fo:margin-bottom="0cm" fo:text-align="center" style:justify-single-word="false" fo:text-indent="0cm" style:auto-text-indent="false" style:text-autospace="none"/>
      <style:text-properties style:font-name="Arial"/>
    </style:style>
    <style:style style:name="P24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tyle="normal" fo:font-weight="normal"/>
    </style:style>
    <style:style style:name="P25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7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size="12pt" fo:language="fr" fo:country="FR" style:font-name-asian="Arial" style:font-size-asian="12pt" style:font-name-complex="Arial" style:font-size-complex="12pt"/>
    </style:style>
    <style:style style:name="T5" style:family="text">
      <style:text-properties fo:font-size="12pt" fo:language="fr" fo:country="FR" style:font-name-asian="Times New Roman" style:font-size-asian="12pt" style:font-name-complex="Times New Roman" style:font-size-complex="12pt"/>
    </style:style>
    <style:style style:name="T6" style:family="text">
      <style:text-properties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7" style:family="text">
      <style:text-properties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matricule" text:name="dossier_matricule"/>
        <text:user-field-decl office:value-type="string" office:string-value="piecemodeletypecourrierpcg66_name" text:name="piecemodeletypecourrierpcg66_name"/>
        <text:user-field-decl office:value-type="string" office:string-value="dossierpcg66_user_id" text:name="dossierpcg66_user_id"/>
        <text:user-field-decl office:value-type="string" office:string-value="user_nom" text:name="user_nom"/>
        <text:user-field-decl office:value-type="string" office:string-value="dossierpcg66_user_nom" text:name="dossierpcg66_user_nom"/>
        <text:user-field-decl office:value-type="string" office:string-value="dossierpcg66_user_nom_complet" text:name="dossierpcg66_user_nom_complet"/>
        <text:user-field-decl office:value-type="string" office:string-value="piecesmanquantes_piecemodeletypecourrierpcg66_name" text:name="piecesmanquantes_piecemodeletypecourrierpcg66_name"/>
      </text:user-field-decls>
      <text:p text:style-name="P27"><text:s text:c="70"/>Perpignan, <text:span text:style-name="T2"><text:date style:data-style-name="N76" text:date-value="2012-07-17T15:05:22.86">17 juillet 2012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Direction des Politiques Sociales</text:p>
            <text:p text:style-name="P2">Cellule de Gestion de l'Allocation rSa</text:p>
            <text:p text:style-name="P2">25 Rue Petite la Monnaie</text:p>
            <text:p text:style-name="P2">66  <text:s/>000 PERPIGNAN</text:p>
            <text:p text:style-name="P6"><text:span text:style-name="T4">Suivi Par  <text:s/>: </text:span><text:span text:style-name="T5"><text:user-field-get text:name="dossierpcg66_user_nom_complet">dossierpcg66_user_nom_complet</text:user-field-get></text:span></text:p>
            <text:p text:style-name="P2">Tél : 04.68.854.854</text:p>
          </table:table-cell>
          <table:table-cell table:style-name="Tableau1.A1" office:value-type="string">
            <text:p text:style-name="P25"><text:user-field-get text:name="personne_qual">qual</text:user-field-get> <text:user-field-get text:name="personne_nom">nom</text:user-field-get> <text:user-field-get text:name="personne_prenom">prenom</text:user-field-get></text:p>
            <text:p text:style-name="P25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5"><text:user-field-get text:name="adresse_complideadr">complideadr</text:user-field-get></text:p>
            <text:p text:style-name="P25"><text:user-field-get text:name="adresse_compladr">compladr</text:user-field-get></text:p>
            <text:p text:style-name="P26"><text:user-field-get text:name="adresse_codepos">codepos</text:user-field-get> <text:user-field-get text:name="adresse_nomcom">locaadr</text:user-field-get></text:p>
          </table:table-cell>
        </table:table-row>
      </table:table>
      <text:p text:style-name="P7"><text:span text:style-name="T6">Référence : </text:span><text:span text:style-name="T7"><text:user-field-get text:name="dossier_matricule">matricule</text:user-field-get></text:span></text:p>
      <text:p text:style-name="P8"/>
      <text:p text:style-name="P3">Objet : En cours de droit rSa – Elève, étudiant - CIS</text:p>
      <text:p text:style-name="P9"/>
      <text:p text:style-name="P12"><text:user-field-get text:name="personne_qual">qual</text:user-field-get>,</text:p>
      <text:p text:style-name="P8"/>
      <text:p text:style-name="P15"><text:span text:style-name="T8">Par la présente, je vous informe qu’en application de l’article L 262-4 du Code de l’Action Sociale et des Familles, les élèves, étudiants ne peuvent prétendre au rSa.</text:span><text:span text:style-name="T10"> </text:span></text:p>
      <text:p text:style-name="P16"/>
      <text:p text:style-name="P14">Votre droit rSa est actuellement suspendu.</text:p>
      <text:p text:style-name="P16"/>
      <text:p text:style-name="P11"><text:span text:style-name="T9"><text:tab/></text:span><text:span text:style-name="T8">Néanmoins, votre demande de rSa pourrait être étudiée si vous signiez un Projet Personnalisé d’accès à l’Emploi (PPAE) ou un Contrat d’Engagement Réciproque (CER) mentionnant des études débouchant sur une insertion rapide.</text:span></text:p>
      <text:p text:style-name="P8"/>
      <text:p text:style-name="P12">Par conséquent, vous devez vous rapprocher de la Cellule d'Instruction Spécifique (CIS) en prenant rendez-vous au <text:span text:style-name="T1">04 68 854 854</text:span>.</text:p>
      <text:p text:style-name="P4"/>
      <text:p text:style-name="P13">Lors du rendez-vous, vous devez vous présenter avec les pièces suivantes :</text:p>
      <text:p text:style-name="P17"/>
      <text:section text:style-name="Sect1" text:name="Piecesmanquantes">
        <text:p text:style-name="P18"><text:user-field-get text:name="piecemodeletypecourrierpcg66_name">piecemodeletypecourrierpcg66_name</text:user-field-get></text:p>
      </text:section>
      <text:p text:style-name="P18"/>
      <text:p text:style-name="P18"/>
      <text:p text:style-name="P14">Sans manifestation de votre part dans un délai de 4 mois, votre droit sera radié.</text:p>
      <text:p text:style-name="P5"><text:tab/></text:p>
      <text:p text:style-name="P5"><text:s/><text:tab/> Je vous prie d'agréer, <text:user-field-get text:name="personne_qual">qual</text:user-field-get>, l’expression de mes sincères salutations.</text:p>
      <text:p text:style-name="P4"/>
      <text:p text:style-name="P10"/>
      <text:p text:style-name="P19"><text:span text:style-name="T11"><text:s/></text:span><text:span text:style-name="T3">Pour la Présidente du Conseil Général </text:span></text:p>
      <text:p text:style-name="P20">et Par Délégation</text:p>
      <text:p text:style-name="P21">Le Directeur des Politiques Sociales</text:p>
      <text:p text:style-name="P22"/>
      <text:p text:style-name="P5"/>
      <text:p text:style-name="P23"><text:span text:style-name="T8"><text:s text:c="91"/></text:span><text:span text:style-name="T3">Françoise ILLES</text:span></text:p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1.501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2-07-17T15:05:22.76</dc:date>
    <meta:generator>LibreOffice/3.4$Win32 LibreOffice_project/340m1$Build-502</meta:generator>
    <meta:editing-duration>PT5H52M46S</meta:editing-duration>
    <meta:editing-cycles>17</meta:editing-cycles>
    <dc:creator>Florent DUBOIS</dc:creator>
    <meta:document-statistic meta:table-count="1" meta:image-count="0" meta:object-count="0" meta:page-count="1" meta:paragraph-count="29" meta:word-count="195" meta:character-count="1445" meta:non-whitespace-character-count="1103"/>
  </office:meta>
</office:document-meta>
</file>